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color="#1a1a1a" style:font-name="Times New Roman" fo:font-size="10pt" fo:language="en" fo:country="US"/>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Times New Roman" fo:language="en" fo:country="US" fo:font-weight="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42649"/>
    </style:style>
    <style:style style:name="P6" style:family="paragraph" style:parent-style-name="Text_20_body">
      <style:paragraph-properties fo:text-align="justify" style:justify-single-word="false"/>
      <style:text-properties officeooo:paragraph-rsid="0006f7f4"/>
    </style:style>
    <style:style style:name="P7" style:family="paragraph" style:parent-style-name="Text_20_body">
      <style:paragraph-properties fo:text-align="justify" style:justify-single-word="false"/>
      <style:text-properties officeooo:paragraph-rsid="000c3baa"/>
    </style:style>
    <style:style style:name="P8" style:family="paragraph" style:parent-style-name="Text_20_body">
      <style:paragraph-properties fo:margin-top="0cm" fo:margin-bottom="0cm" loext:contextual-spacing="false"/>
      <style:text-properties style:font-name="Times New Roman" fo:language="en" fo:country="US"/>
    </style:style>
    <style:style style:name="P9" style:family="paragraph" style:parent-style-name="Text_20_body">
      <style:paragraph-properties fo:margin-top="0cm" fo:margin-bottom="0cm" loext:contextual-spacing="false"/>
      <style:text-properties officeooo:paragraph-rsid="000d6214"/>
    </style:style>
    <style:style style:name="P10" style:family="paragraph" style:parent-style-name="Text_20_body">
      <style:paragraph-properties fo:margin-top="0cm" fo:margin-bottom="0cm" loext:contextual-spacing="false" fo:text-align="justify" style:justify-single-word="false"/>
      <style:text-properties officeooo:paragraph-rsid="00073309"/>
    </style:style>
    <style:style style:name="T1" style:family="text">
      <style:text-properties style:text-position="33% 80%"/>
    </style:style>
    <style:style style:name="T2" style:family="text">
      <style:text-properties fo:color="#1a1a1a" style:font-name="Times New Roman" fo:font-size="10pt" fo:language="en" fo:country="US" fo:font-style="italic"/>
    </style:style>
    <style:style style:name="T3" style:family="text">
      <style:text-properties fo:color="#1a1a1a" style:font-name="Times New Roman" fo:font-size="10pt" fo:language="en" fo:country="US" fo:font-style="italic" officeooo:rsid="00042649"/>
    </style:style>
    <style:style style:name="T4" style:family="text">
      <style:text-properties fo:color="#1a1a1a" style:text-position="33% 80%" style:font-name="Times New Roman" fo:font-size="10pt" fo:language="en" fo:country="US" fo:font-style="italic"/>
    </style:style>
    <style:style style:name="T5" style:family="text">
      <style:text-properties style:font-name="Times New Roman" fo:language="en" fo:country="US"/>
    </style:style>
    <style:style style:name="T6" style:family="text">
      <style:text-properties style:font-name="Times New Roman" fo:language="en" fo:country="US" officeooo:rsid="00097ee7"/>
    </style:style>
    <style:style style:name="T7" style:family="text">
      <style:text-properties style:font-name="Times New Roman" fo:language="en" fo:country="US" officeooo:rsid="000d6214"/>
    </style:style>
    <style:style style:name="T8" style:family="text">
      <style:text-properties style:font-name="Times New Roman" fo:language="en" fo:country="US" officeooo:rsid="000e66dd"/>
    </style:style>
    <style:style style:name="T9" style:family="text">
      <style:text-properties style:font-name="Times New Roman" fo:language="en" fo:country="US" officeooo:rsid="00073309"/>
    </style:style>
    <style:style style:name="T10" style:family="text">
      <style:text-properties style:font-name="Times New Roman" fo:language="en" fo:country="US" officeooo:rsid="0008c480"/>
    </style:style>
    <style:style style:name="T11" style:family="text">
      <style:text-properties style:font-name="Times New Roman" fo:language="en" fo:country="US" officeooo:rsid="0011436e"/>
    </style:style>
    <style:style style:name="T12" style:family="text">
      <style:text-properties style:font-name="Times New Roman" fo:language="en" fo:country="US" officeooo:rsid="0011efef"/>
    </style:style>
    <style:style style:name="T13" style:family="text">
      <style:text-properties style:font-name="Times New Roman" fo:language="en" fo:country="US" officeooo:rsid="00137ef5"/>
    </style:style>
    <style:style style:name="T14" style:family="text">
      <style:text-properties style:font-name="Times New Roman" fo:language="en" fo:country="US" officeooo:rsid="0013aba4"/>
    </style:style>
    <style:style style:name="T15" style:family="text">
      <style:text-properties officeooo:rsid="00042649"/>
    </style:style>
    <style:style style:name="T16" style:family="text">
      <style:text-properties fo:font-style="normal" officeooo:rsid="000c3baa" style:font-style-asian="normal" style:font-style-complex="normal"/>
    </style:style>
    <style:style style:name="T17" style:family="text">
      <style:text-properties officeooo:rsid="000c3ba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paminergic modulation of the activity dependent integration of adult born granule cells on a simplified dentate gyrus network</text:p>
      <text:p text:style-name="P1"><text:span text:style-name="T15">Rodriguez Facundo</text:span><text:span text:style-name="T1">1</text:span> <text:span text:style-name="T15">and Matías Mugnaini</text:span><text:span text:style-name="T1">2</text:span></text:p>
      <text:p text:style-name="P5"><text:span text:style-name="T4">1</text:span><text:span text:style-name="T3">In</text:span><text:span text:style-name="T2">stituto Balseiro, San Carlos de Bariloche, RN, Argentina</text:span></text:p>
      <text:p text:style-name="P2"><text:span text:style-name="T4">2</text:span><text:span text:style-name="T3">Neuronal Plasticity Laboratory, Leloir Institute Foundation, Ciudad Autónoma de Buenos Aires</text:span><text:span text:style-name="T2">, </text:span><text:span text:style-name="T3">Argentina</text:span></text:p>
      <text:p text:style-name="P8"/>
      <text:p text:style-name="P10"><text:span text:style-name="T9">Our main objective is to model the effects that dopaminergic signaling might have </text:span><text:span text:style-name="T10">in</text:span><text:span text:style-name="T9"> the activity dependent integration of young granule cells</text:span><text:span text:style-name="T12"> of the dentate gyrus of the hip</text:span><text:span text:style-name="T14">p</text:span><text:span text:style-name="T12">ocampus</text:span><text:span text:style-name="T9">. </text:span><text:span text:style-name="T12">Dopamine has long been linked to novelty processing. </text:span><text:span text:style-name="T13">Meanwhile, some studies suggest that </text:span><text:span text:style-name="T12">young granule cells </text:span><text:span text:style-name="T13">could also mediate novelty encoding</text:span><text:span text:style-name="T12"> (Kropff et al, 2015). </text:span><text:span text:style-name="T6">Recent experimental data indicates that activation due to enriched environment exposure of parvalbumin positive interneurons of the mice dentate gyrus can accelerate adult born granule cell (2 weeks old) integration (Alvarez et al, 2016). On the other hand, it has been shown in mice slices that dopamine modulates input processing of both young (4 wk) and mature (8 wk) granule cells (Mu et al, 2011). Therefore, since dopamine receptors where found both in the hilus and the dentate gyrus (specially at the vicinity of the sub granular zone, Mu et al, 2011, Puihermanal et al, 201</text:span><text:span text:style-name="T11">5</text:span><text:span text:style-name="T6">) we hypothesized that this catecholamine might have a role as a modulator of the activity dependent integration of young granule cells. In order to test our </text:span><text:span text:style-name="T14">hypothesis</text:span><text:span text:style-name="T6">, we are going to adapt a NEURON simulation of a dentate gyrus network (Tejada et al, 2014) to the NETPYNE environment. </text:span><text:span text:style-name="T7">We expect: </text:span><text:span text:style-name="T13">f</text:span><text:span text:style-name="T8">i</text:span><text:span text:style-name="T7">rst, </text:span><text:span text:style-name="T8">to replicate some of the main results from Tejada’s work regarding the electrophysiological properties of the </text:span><text:span text:style-name="T13">untreated</text:span><text:span text:style-name="T8"> network including young granule cells; </text:span><text:span text:style-name="T13">s</text:span><text:span text:style-name="T8">econd, to mimic dopaminergic transmition in the relevant network cell types, </text:span><text:span text:style-name="T14">which is not included in the original model</text:span><text:span text:style-name="T8">; </text:span><text:span text:style-name="T13">f</text:span><text:span text:style-name="T8">inally, to model </text:span><text:span text:style-name="T13">some of the </text:span><text:span text:style-name="T8">plastic effects that </text:span><text:span text:style-name="T13">dopamine has</text:span><text:span text:style-name="T8"> in the young granule cells.</text:span></text:p>
      <text:p text:style-name="P9"><text:span text:style-name="T8"/></text:p>
      <text:p text:style-name="P3">References</text:p>
      <text:p text:style-name="P2"><text:span text:style-name="T5">1.</text:span><text:bookmark text:name="sbref0470"/><text:span text:style-name="T5"> </text:span>E. Kropff, S.M. Yang, A.F. Schinder. <text:span text:style-name="Strong_20_Emphasis">Dynamic role of adult-born dentate granule cells in memory processing. </text:span>Curr. Opin. Neurobiol., 35 (2015), pp. 21-26.</text:p>
      <text:p text:style-name="P6"><text:span text:style-name="T5">2. J. Tejada, N. Garcia-Cairasco, A.C. Roque. </text:span><text:span text:style-name="Strong_20_Emphasis"><text:span text:style-name="T5">Combined role of seizure-induced dendritic morphology alterations and spine loss in newborn granule cells with mossy fiber sprouting on the hyperexcitability of a computer model of the dentate gyrus. </text:span></text:span>PLoS Comput Biol, 10 (2014), p. e1003601.</text:p>
      <text:p text:style-name="P2"><text:span text:style-name="T5">3. Y. Mu, C. Zhao, F.H. Gage. </text:span><text:span text:style-name="Strong_20_Emphasis"><text:span text:style-name="T5">Dopaminergic modulation of cortical inputs during maturation of adult-born dentate granule cells. </text:span></text:span>J. Neurosci., 31 (2011), pp. 4113-4123.</text:p>
      <text:p text:style-name="P7"><text:span text:style-name="T16">4. </text:span><text:span text:style-name="Citation"><text:span text:style-name="T16">E. Puighermanal, A. Biever, J. Espallergues, G. Gangarossa, D. De Bundel, E. Valjent</text:span></text:span><text:span text:style-name="Citation"><text:span text:style-name="Strong_20_Emphasis"><text:span text:style-name="Emphasis"><text:span text:style-name="T17">drd2-cre:ribotag</text:span></text:span></text:span></text:span><text:span text:style-name="Citation"><text:span text:style-name="Strong_20_Emphasis"><text:span text:style-name="T16"> mouse line unravels the possible diversity of dopamine d2 receptor-expressing cells of the dorsal mouse hippocampus. </text:span></text:span></text:span>Hippocampus, 25 (2015), pp. 858-875</text:p>
      <text:p text:style-name="P7"><text:span text:style-name="Citation"><text:span text:style-name="T16"/></text:span></text:p>
      <text:p text:style-name="P2"><text:span text:style-name="T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4:01:35.267918299</meta:creation-date>
    <dc:date>2018-01-19T17:49:46.137170585</dc:date>
    <meta:editing-duration>PT5H55M22S</meta:editing-duration>
    <meta:editing-cycles>8</meta:editing-cycles>
    <meta:generator>LibreOffice/5.1.6.2$Linux_X86_64 LibreOffice_project/10m0$Build-2</meta:generator>
    <meta:document-statistic meta:table-count="0" meta:image-count="0" meta:object-count="0" meta:page-count="1" meta:paragraph-count="10" meta:word-count="429" meta:character-count="2819" meta:non-whitespace-character-count="2400"/>
  </office:meta>
</office:document-meta>
</file>